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05833333333333cm" style:use-optimal-column-width="true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Ref</text:p>
          </table:table-cell>
          <table:table-cell office:value-type="string" table:style-name="ce1">
            <text:p>Component</text:p>
          </table:table-cell>
          <table:table-cell office:value-type="string" table:style-name="ce1">
            <text:p>Sour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ATmega32U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1</text:p>
          </table:table-cell>
          <table:table-cell office:value-type="string" table:style-name="ce1">
            <text:p>MicroUS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22p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22p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4.7p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0.1u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0.1u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0.1u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0.1u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1u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10kOh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1">
            <text:p>10kOh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1">
            <text:p>22Oh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1">
            <text:p>22Oh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W1</text:p>
          </table:table-cell>
          <table:table-cell office:value-type="string" table:style-name="ce1">
            <text:p>Reset Push Butt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1</text:p>
          </table:table-cell>
          <table:table-cell office:value-type="string" table:style-name="ce1">
            <text:p>Crystal 16MHz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White</dc:creator>
    <meta:creation-date>2017-10-20T23:41:04Z</meta:creation-date>
    <dc:date>2019-12-12T19:49:53Z</dc:date>
  </office:meta>
</office:document-meta>
</file>